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f08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f08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f08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f08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f08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f08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f08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f08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f08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f08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f08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f08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f08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f08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f08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f08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f08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esar Daniel Bonillo Gonzal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3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359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Guillermo Jose Bonillo Cabe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95035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2.0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